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5</text:p>
          </table:table-cell>
          <table:table-cell office:value-type="string" calcext:value-type="string">
            <text:p>Matte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6</text:p>
          </table:table-cell>
          <table:table-cell office:value-type="string" calcext:value-type="string">
            <text:p>Ciravegn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8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2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9</text:p>
          </table:table-cell>
          <table:table-cell office:value-type="string" calcext:value-type="string">
            <text:p>Sportiss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3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Lorenz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Ciravegn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6</text:p>
          </table:table-cell>
          <table:table-cell office:value-type="string" calcext:value-type="string">
            <text:p>Sportisse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7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6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0</text:p>
          </table:table-cell>
          <table:table-cell office:value-type="string" calcext:value-type="string">
            <text:p>Negli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Stanczyk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Pennec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Calatron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Matte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7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Guerma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Mattei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0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4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rizhkova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7</text:p>
          </table:table-cell>
          <table:table-cell office:value-type="string" calcext:value-type="string">
            <text:p>Calatro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Matte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3</text:p>
          </table:table-cell>
          <table:table-cell office:value-type="string" calcext:value-type="string">
            <text:p>Fera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6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6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7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7</text:p>
          </table:table-cell>
          <table:table-cell office:value-type="string" calcext:value-type="string">
            <text:p>Bouveyro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8</text:p>
          </table:table-cell>
          <table:table-cell office:value-type="string" calcext:value-type="string">
            <text:p>Ali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 table:number-rows-repeated="10484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2-08T08:59:52.323980399</dc:date>
    <meta:editing-duration>PT4H57M54S</meta:editing-duration>
    <meta:editing-cycles>164</meta:editing-cycles>
    <dc:creator>Joris LIMONIER</dc:creator>
    <meta:document-statistic meta:table-count="1" meta:cell-count="465" meta:object-count="0"/>
  </office:meta>
</office:document-meta>
</file>